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93a1a1"/>
    </style:style>
    <style:style style:name="P1" style:family="paragraph">
      <loext:graphic-properties draw:fill="none"/>
    </style:style>
    <style:style style:name="P2" style:family="paragraph">
      <loext:graphic-properties draw:fill="solid" draw:fill-color="#93a1a1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766cm" svg:height="0.492cm" svg:x="4.227cm" svg:y="19.325cm" svg:viewBox="0 0 767 493" draw:points="383,493 0,493 0,0 767,0 767,493">
          <text:p/>
        </draw:polygon>
        <draw:polygon draw:style-name="gr2" draw:text-style-name="P2" draw:layer="layout" svg:width="0.763cm" svg:height="0.49cm" svg:x="4.227cm" svg:y="19.325cm" svg:viewBox="0 0 764 491" draw:points="0,332 764,0 764,142 0,491">
          <text:p/>
        </draw:polygon>
        <draw:polygon draw:style-name="gr1" draw:text-style-name="P1" draw:layer="layout" svg:width="0.766cm" svg:height="0.492cm" svg:x="4.227cm" svg:y="19.105cm" svg:viewBox="0 0 767 493" draw:points="383,493 0,493 0,0 767,0 767,493">
          <text:p/>
        </draw:polygon>
        <draw:polygon draw:style-name="gr2" draw:text-style-name="P2" draw:layer="layout" svg:width="0.763cm" svg:height="0.489cm" svg:x="4.227cm" svg:y="19.105cm" svg:viewBox="0 0 764 490" draw:points="0,332 764,0 764,141 0,490">
          <text:p/>
        </draw:polygon>
        <draw:polygon draw:style-name="gr1" draw:text-style-name="P1" draw:layer="layout" svg:width="0.766cm" svg:height="0.492cm" svg:x="4.227cm" svg:y="19.537cm" svg:viewBox="0 0 767 493" draw:points="383,493 0,493 0,0 767,0 767,493">
          <text:p/>
        </draw:polygon>
        <draw:polygon draw:style-name="gr2" draw:text-style-name="P2" draw:layer="layout" svg:width="0.763cm" svg:height="0.489cm" svg:x="4.227cm" svg:y="19.539cm" svg:viewBox="0 0 764 490" draw:points="0,332 764,0 764,141 0,490">
          <text:p/>
        </draw:polygon>
        <draw:polygon draw:style-name="gr1" draw:text-style-name="P1" draw:layer="layout" svg:width="1.232cm" svg:height="0.996cm" svg:x="3.76cm" svg:y="19.037cm" svg:viewBox="0 0 1233 997" draw:points="617,997 0,997 0,0 1233,0 1233,997">
          <text:p/>
        </draw:polygon>
        <draw:path draw:style-name="gr2" draw:text-style-name="P2" draw:layer="layout" svg:width="1.23cm" svg:height="0.994cm" svg:x="3.761cm" svg:y="19.037cm" svg:viewBox="0 0 1231 995" svg:d="M1207 629l-747 341c-11 1-44 4-87 4-114 0-310-17-349-130v-618c71 100 244 115 351 115 52 0 88-3 88-3l756-315-6-13-5-10-650 95v22l578-83-679 282c-11 1-41 4-82 4-108 0-287-17-343-125l81-12v-23l-113 17v670c41 128 249 148 373 148 55 0 94-4 94-4l764-349z">
          <text:p/>
        </draw:path>
        <draw:polygon draw:style-name="gr1" draw:text-style-name="P1" draw:layer="layout" svg:width="0.139cm" svg:height="0.136cm" svg:x="4.302cm" svg:y="19.146cm" svg:viewBox="0 0 140 137" draw:points="70,137 0,137 0,0 140,0 140,137">
          <text:p/>
        </draw:polygon>
        <draw:path draw:style-name="gr2" draw:text-style-name="P2" draw:layer="layout" svg:width="0.136cm" svg:height="0.134cm" svg:x="4.302cm" svg:y="19.146cm" svg:viewBox="0 0 137 135" svg:d="M25 4c0 0 43 31 43 49 0 14-45 56-66 76-4 3-4 10 8 4 36-16 129-67 127-88-1-28-105-45-105-45z">
          <text:p/>
        </draw:path>
        <draw:polygon draw:style-name="gr1" draw:text-style-name="P1" draw:layer="layout" svg:width="0.184cm" svg:height="0.112cm" svg:x="4.005cm" svg:y="19.233cm" svg:viewBox="0 0 185 113" draw:points="92,113 0,113 0,0 185,0 185,113">
          <text:p/>
        </draw:polygon>
        <draw:path draw:style-name="gr2" draw:text-style-name="P2" draw:layer="layout" svg:width="0.181cm" svg:height="0.11cm" svg:x="4.005cm" svg:y="19.233cm" svg:viewBox="0 0 182 111" svg:d="M1 8c-3-7 5-11 11-5 18 20 63 71 87 74 20 1 53-15 72-22 8-4 15 4 9 9-18 17-61 47-89 47-39 0-78-73-90-103z">
          <text:p/>
        </draw:path>
        <draw:polygon draw:style-name="gr1" draw:text-style-name="P1" draw:layer="layout" svg:width="0.091cm" svg:height="0.188cm" svg:x="3.887cm" svg:y="19.083cm" svg:viewBox="0 0 92 189" draw:points="46,189 0,189 0,0 92,0 92,189">
          <text:p/>
        </draw:polygon>
        <draw:path draw:style-name="gr2" draw:text-style-name="P2" draw:layer="layout" svg:width="0.09cm" svg:height="0.186cm" svg:x="3.888cm" svg:y="19.084cm" svg:viewBox="0 0 91 187" svg:d="M86 14c10-11 4-19-11-10-20 11-55 32-67 48-18 24-2 53 7 69 5 11 28 44 44 60 8 10 17 7 13-5-9-26-28-70-28-92 0-24 26-55 42-70z">
          <text:p/>
        </draw:path>
        <draw:polygon draw:style-name="gr1" draw:text-style-name="P1" draw:layer="layout" svg:width="0.297cm" svg:height="0.249cm" svg:x="3.995cm" svg:y="19.013cm" svg:viewBox="0 0 298 250" draw:points="149,250 0,250 0,0 298,0 298,250">
          <text:p/>
        </draw:polygon>
        <draw:path draw:style-name="gr2" draw:text-style-name="P2" draw:layer="layout" svg:width="0.294cm" svg:height="0.248cm" svg:x="3.997cm" svg:y="19.014cm" svg:viewBox="0 0 295 249" svg:d="M139 104c0 0-10-34 31-73 0 0-2-31-55-31-55 0-117 40-115 132 2 94 84 117 133 117 73 0 154-32 161-99 7-65-25-119-79-119-52 0-69 53-76 73z">
          <text:p/>
        </draw:path>
        <draw:polygon draw:style-name="gr1" draw:text-style-name="P1" draw:layer="layout" svg:width="0.124cm" svg:height="0.203cm" svg:x="4.19cm" svg:y="18.829cm" svg:viewBox="0 0 125 204" draw:points="63,204 0,204 0,0 125,0 125,204">
          <text:p/>
        </draw:polygon>
        <draw:polygon draw:style-name="gr2" draw:text-style-name="P2" draw:layer="layout" svg:width="0.122cm" svg:height="0.201cm" svg:x="4.19cm" svg:y="18.83cm" svg:viewBox="0 0 123 202" draw:points="0,202 95,115 23,26 47,0 123,116 6,202">
          <text:p/>
        </draw:polygon>
        <draw:polygon draw:style-name="gr1" draw:text-style-name="P1" draw:layer="layout" svg:width="1.746cm" svg:height="1.633cm" svg:x="3.5cm" svg:y="18.629cm" svg:viewBox="0 0 1747 1634" draw:points="873,1634 0,1634 0,0 1747,0 1747,1634">
          <text:p/>
        </draw:polygon>
        <draw:path draw:style-name="gr2" draw:text-style-name="P2" draw:layer="layout" svg:width="1.743cm" svg:height="1.631cm" svg:x="3.48cm" svg:y="18.63cm" svg:viewBox="0 0 1744 1632" svg:d="M1708 33v1566h-1672v-1566zM1744 0h-1744v1632h1744z">
          <text:p/>
        </draw:path>
        <draw:polygon draw:style-name="gr1" draw:text-style-name="P1" draw:layer="layout" svg:width="0.943cm" svg:height="1.292cm" svg:x="10.981cm" svg:y="17.137cm" svg:viewBox="0 0 944 1293" draw:points="472,1293 0,1293 0,0 944,0 944,1293">
          <text:p/>
        </draw:polygon>
        <draw:path draw:style-name="gr2" draw:text-style-name="P2" draw:layer="layout" svg:width="0.941cm" svg:height="1.289cm" svg:x="10.981cm" svg:y="17.138cm" svg:viewBox="0 0 942 1290" svg:d="M792 147l-1-1c-15-12-14-45-10-67 3-20-12-64-32-76-21-12-18 14-8 49 6 21-2 42-10 57-18-8-37-13-57-19-3-21-21-49-29-64-10-22-36-11-26 3s0 54 0 54c0 0 1 0 1 1-5-1-9-1-13-1-76 0-137 26-184 64-10-8-18-16-23-27-15-27 13-88-20-61-33 30-11 94 4 124-49 55-75 123-75 173 0 105 76 187 76 187 0 0 76 0 99 13 24 14 11 40 7 39-394-88-491 230-491 304 0 39 14 136 72 225 8-4 16-7 27-7 28 0 50 22 50 49 0 13-4 24-13 33 63 53 151 91 275 91 356 0 531-388 531-717 0-210-58-350-150-426zM437 261c-4 15-18 24-32 22-13-4-21-19-16-34 4-15 18-25 32-22 13 4 21 19 16 34zM189 824c-8 16-24 25-40 19-14-5-21-23-14-40 6-16 24-24 38-19 16 6 23 24 16 40zM340 667c-4-16 3-32 16-35 12-3 27 8 32 24 4 17-3 40-16 42-12 4-28-14-32-31zM403 1102c-10 11-26 12-35 3-9-7-8-22 3-33 10-9 26-11 34-3 10 9 8 24-2 33zM660 610c13-2 19-12 27-12 11 0 21 13 21 31s-10 31-21 31c-7 0-10-12-23-11-11 1-19-8-19-17 0-11 2-19 15-22zM581 1187c-18 13-65 13-65-30s36-48 36-48c20-3 16 19 36 27 19 6 12 38-7 51zM564 444c-20-14-7-39 0-47 8-7 28-10 36 3 8 14 37 20 20 35-20 17-37 23-56 9zM684 929c-28 3-55-16-59-44-5-28 14-53 43-57 28-5 55 15 59 42 5 29-15 54-43 59zM744 238c-13 0-25-10-25-23s12-24 25-24 24 11 24 24-11 23-24 23z">
          <text:p/>
        </draw:path>
        <draw:polygon draw:style-name="gr1" draw:text-style-name="P1" draw:layer="layout" svg:width="1.746cm" svg:height="1.635cm" svg:x="10.576cm" svg:y="16.967cm" svg:viewBox="0 0 1747 1636" draw:points="873,1636 0,1636 0,0 1747,0 1747,1636">
          <text:p/>
        </draw:polygon>
        <draw:path draw:style-name="gr2" draw:text-style-name="P2" draw:layer="layout" svg:width="1.745cm" svg:height="1.632cm" svg:x="10.576cm" svg:y="16.967cm" svg:viewBox="0 0 1746 1633" svg:d="M1710 34v1565h-1674v-1565zM1746 0h-1746v1633h1746z">
          <text:p/>
        </draw:path>
        <draw:polygon draw:style-name="gr1" draw:text-style-name="P1" draw:layer="layout" svg:width="1.292cm" svg:height="0.711cm" svg:x="3.689cm" svg:y="17.574cm" svg:viewBox="0 0 1293 712" draw:points="646,712 0,712 0,0 1293,0 1293,712">
          <text:p/>
        </draw:polygon>
        <draw:path draw:style-name="gr2" draw:text-style-name="P2" draw:layer="layout" svg:width="1.289cm" svg:height="0.71cm" svg:x="3.689cm" svg:y="17.575cm" svg:viewBox="0 0 1290 711" svg:d="M645 0c-354 0-680 295-642 705 1 2 1 3 1 6h305c33-231 172-403 336-403 165 0 303 172 336 403h306c0-3 0-4 0-6 42-399-287-705-642-705z">
          <text:p/>
        </draw:path>
        <draw:polygon draw:style-name="gr1" draw:text-style-name="P1" draw:layer="layout" svg:width="0.08cm" svg:height="0.075cm" svg:x="4.294cm" svg:y="18.254cm" svg:viewBox="0 0 81 76" draw:points="41,76 0,76 0,0 81,0 81,76">
          <text:p/>
        </draw:polygon>
        <draw:path draw:style-name="gr2" draw:text-style-name="P2" draw:layer="layout" svg:width="0.078cm" svg:height="0.072cm" svg:x="4.295cm" svg:y="18.255cm" svg:viewBox="0 0 79 73" svg:d="M79 36c0 8-2 14-6 19-3 6-8 10-14 13-6 4-12 5-20 5-7 0-13-1-20-5-6-3-10-7-14-13-3-5-5-11-5-19 0-7 2-12 5-18 4-6 8-10 14-13 7-4 13-5 20-5 8 0 14 1 20 5 6 3 11 7 14 13 4 6 6 11 6 18z">
          <text:p/>
        </draw:path>
        <draw:polygon draw:style-name="gr1" draw:text-style-name="P1" draw:layer="layout" svg:width="0.29cm" svg:height="0.149cm" svg:x="4.19cm" svg:y="17.988cm" svg:viewBox="0 0 291 150" draw:points="145,150 0,150 0,0 291,0 291,150">
          <text:p/>
        </draw:polygon>
        <draw:path draw:style-name="gr2" draw:text-style-name="P2" draw:layer="layout" svg:width="0.288cm" svg:height="0.147cm" svg:x="4.19cm" svg:y="17.988cm" svg:viewBox="0 0 289 148" svg:d="M0 63v85c0 0 106-56 140-56 36 0 149 56 149 56v-85c0 0-106-63-149-63-41 0-140 63-140 63z">
          <text:p/>
        </draw:path>
        <draw:polygon draw:style-name="gr1" draw:text-style-name="P1" draw:layer="layout" svg:width="1.28cm" svg:height="0.089cm" svg:x="3.694cm" svg:y="18.355cm" svg:viewBox="0 0 1281 90" draw:points="641,90 0,90 0,0 1281,0 1281,90">
          <text:p/>
        </draw:polygon>
        <draw:polygon draw:style-name="gr2" draw:text-style-name="P2" draw:layer="layout" svg:width="1.279cm" svg:height="0.088cm" svg:x="3.695cm" svg:y="18.355cm" svg:viewBox="0 0 1280 89" draw:points="640,89 0,89 0,0 1280,0 1280,89">
          <text:p/>
        </draw:polygon>
        <draw:polygon draw:style-name="gr1" draw:text-style-name="P1" draw:layer="layout" svg:width="0.111cm" svg:height="0.351cm" svg:x="4.109cm" svg:y="17.221cm" svg:viewBox="0 0 112 352" draw:points="56,352 0,352 0,0 112,0 112,352">
          <text:p/>
        </draw:polygon>
        <draw:path draw:style-name="gr2" draw:text-style-name="P2" draw:layer="layout" svg:width="0.108cm" svg:height="0.349cm" svg:x="4.109cm" svg:y="17.223cm" svg:viewBox="0 0 109 350" svg:d="M109 51c0-28-24-51-54-51-31 0-55 23-55 51 0 20 13 37 31 45v241c0 7 7 13 13 13h21c8 0 14-6 14-13v-241c18-8 30-25 30-45z">
          <text:p/>
        </draw:path>
        <draw:polygon draw:style-name="gr1" draw:text-style-name="P1" draw:layer="layout" svg:width="1.746cm" svg:height="1.635cm" svg:x="3.48cm" svg:y="16.967cm" svg:viewBox="0 0 1747 1636" draw:points="873,1636 0,1636 0,0 1747,0 1747,1636">
          <text:p/>
        </draw:polygon>
        <draw:path draw:style-name="gr2" draw:text-style-name="P2" draw:layer="layout" svg:width="1.743cm" svg:height="1.631cm" svg:x="3.48cm" svg:y="16.968cm" svg:viewBox="0 0 1744 1632" svg:d="M1708 33v1566h-1672v-1566zM1744 0h-1744v1632h1744z">
          <text:p/>
        </draw:path>
        <draw:polygon draw:style-name="gr1" draw:text-style-name="P1" draw:layer="layout" svg:width="0.124cm" svg:height="0.533cm" svg:x="4.688cm" svg:y="17.062cm" svg:viewBox="0 0 125 534" draw:points="63,534 0,534 0,0 125,0 125,534">
          <text:p/>
        </draw:polygon>
        <draw:path draw:style-name="gr2" draw:text-style-name="P2" draw:layer="layout" svg:width="0.122cm" svg:height="0.53cm" svg:x="4.688cm" svg:y="17.063cm" svg:viewBox="0 0 123 531" svg:d="M57 239c0 93-18 176-55 248-6 15 0 34 18 41 4 2 9 3 13 3 13 0 26-7 30-18 40-81 60-173 60-274 0-95-19-174-46-239h-72c30 62 52 141 52 239z">
          <text:p/>
        </draw:path>
        <draw:polygon draw:style-name="gr1" draw:text-style-name="P1" draw:layer="layout" svg:width="0.175cm" svg:height="0.376cm" svg:x="4.227cm" svg:y="17.095cm" svg:viewBox="0 0 176 377" draw:points="88,377 0,377 0,0 176,0 176,377">
          <text:p/>
        </draw:polygon>
        <draw:path draw:style-name="gr2" draw:text-style-name="P2" draw:layer="layout" svg:width="0.172cm" svg:height="0.374cm" svg:x="4.228cm" svg:y="17.095cm" svg:viewBox="0 0 173 375" svg:d="M37 320c-14 12-15 32-3 44 5 8 15 11 24 11 8 0 16-3 22-8 28-23 93-87 93-182 0-124-122-180-126-182-16-7-36-1-44 14-8 16-1 34 16 42 0 0 87 40 87 126 0 70-48 119-69 135z">
          <text:p/>
        </draw:path>
        <draw:polygon draw:style-name="gr1" draw:text-style-name="P1" draw:layer="layout" svg:width="0.175cm" svg:height="0.376cm" svg:x="3.934cm" svg:y="17.095cm" svg:viewBox="0 0 176 377" draw:points="88,377 0,377 0,0 176,0 176,377">
          <text:p/>
        </draw:polygon>
        <draw:path draw:style-name="gr2" draw:text-style-name="P2" draw:layer="layout" svg:width="0.172cm" svg:height="0.374cm" svg:x="3.934cm" svg:y="17.095cm" svg:viewBox="0 0 173 375" svg:d="M155 59c16-8 23-26 15-42-8-15-28-21-44-14-5 2-126 58-126 182 0 95 66 159 93 182 6 5 14 8 22 8 9 0 18-3 25-11 13-12 10-32-3-44-21-16-70-65-70-135 0-85 84-124 88-126z">
          <text:p/>
        </draw:path>
        <draw:polygon draw:style-name="gr1" draw:text-style-name="P1" draw:layer="layout" svg:width="0.16cm" svg:height="0.461cm" svg:x="4.459cm" svg:y="17.062cm" svg:viewBox="0 0 161 462" draw:points="80,462 0,462 0,0 161,0 161,462">
          <text:p/>
        </draw:polygon>
        <draw:path draw:style-name="gr2" draw:text-style-name="P2" draw:layer="layout" svg:width="0.157cm" svg:height="0.458cm" svg:x="4.459cm" svg:y="17.063cm" svg:viewBox="0 0 158 459" svg:d="M93 234c0 62-18 123-51 180-9 15-3 34 13 42 5 3 11 3 16 3 12 0 23-6 29-15 39-67 58-138 58-210 0-97-33-175-75-234h-83c48 55 93 132 93 234z">
          <text:p/>
        </draw:path>
        <draw:polygon draw:style-name="gr1" draw:text-style-name="P1" draw:layer="layout" svg:width="0.217cm" svg:height="0.577cm" svg:x="3.719cm" svg:y="17.062cm" svg:viewBox="0 0 218 578" draw:points="109,578 0,578 0,0 218,0 218,578">
          <text:p/>
        </draw:polygon>
        <draw:path draw:style-name="gr2" draw:text-style-name="P2" draw:layer="layout" svg:width="0.216cm" svg:height="0.575cm" svg:x="3.719cm" svg:y="17.063cm" svg:viewBox="0 0 217 576" svg:d="M161 568c6 5 14 8 22 8 10 0 19-3 24-10 14-13 13-31-1-43-41-37-139-139-139-290 0-101 43-180 90-233h-82c-42 59-75 136-75 233 0 175 113 292 161 335z">
          <text:p/>
        </draw:path>
        <draw:polygon draw:style-name="gr1" draw:text-style-name="P1" draw:layer="layout" svg:width="0.205cm" svg:height="0.703cm" svg:x="3.581cm" svg:y="17.062cm" svg:viewBox="0 0 206 704" draw:points="103,704 0,704 0,0 206,0 206,704">
          <text:p/>
        </draw:polygon>
        <draw:path draw:style-name="gr2" draw:text-style-name="P2" draw:layer="layout" svg:width="0.202cm" svg:height="0.7cm" svg:x="3.583cm" svg:y="17.063cm" svg:viewBox="0 0 203 701" svg:d="M0 0v510c47 99 113 157 149 184 6 5 14 7 21 7 11 0 19-4 27-11 11-13 8-34-7-43-54-42-182-163-182-408 0-98 21-177 51-239z">
          <text:p/>
        </draw:path>
        <draw:polygon draw:style-name="gr1" draw:text-style-name="P1" draw:layer="layout" svg:width="1.045cm" svg:height="0.24cm" svg:x="7.302cm" svg:y="17.335cm" svg:viewBox="0 0 1046 241" draw:points="523,241 0,241 0,0 1046,0 1046,241">
          <text:p/>
        </draw:polygon>
        <draw:path draw:style-name="gr2" draw:text-style-name="P2" draw:layer="layout" svg:width="1.043cm" svg:height="0.237cm" svg:x="7.303cm" svg:y="17.336cm" svg:viewBox="0 0 1044 238" svg:d="M156 57v-57h-28l-128 120 128 118h28v-54h888v-127zM1016 145h-8-80-821v25l-56-51 56-50v24h821 80 8z">
          <text:p/>
        </draw:path>
        <draw:polygon draw:style-name="gr1" draw:text-style-name="P1" draw:layer="layout" svg:width="1.044cm" svg:height="0.24cm" svg:x="7.463cm" svg:y="17.976cm" svg:viewBox="0 0 1045 241" draw:points="523,241 0,241 0,0 1045,0 1045,241">
          <text:p/>
        </draw:polygon>
        <draw:path draw:style-name="gr2" draw:text-style-name="P2" draw:layer="layout" svg:width="1.043cm" svg:height="0.237cm" svg:x="7.463cm" svg:y="17.978cm" svg:viewBox="0 0 1044 238" svg:d="M888 181v57h29l127-119-127-119h-29v55h-888v126zM29 93h8 79 822v-24l55 51-55 50v-25h-822-79-8z">
          <text:p/>
        </draw:path>
        <draw:polygon draw:style-name="gr1" draw:text-style-name="P1" draw:layer="layout" svg:width="0.268cm" svg:height="0.689cm" svg:x="8.179cm" svg:y="17.111cm" svg:viewBox="0 0 269 690" draw:points="134,690 0,690 0,0 269,0 269,690">
          <text:p/>
        </draw:polygon>
        <draw:path draw:style-name="gr2" draw:text-style-name="P2" draw:layer="layout" svg:width="0.266cm" svg:height="0.688cm" svg:x="8.179cm" svg:y="17.111cm" svg:viewBox="0 0 267 689" svg:d="M134 689c-87 0-134-177-134-345 0-166 47-344 134-344s133 178 133 344c0 168-46 345-133 345zM134 34c-42 0-98 119-98 310 0 194 56 312 98 312 40 0 97-118 97-312 0-191-57-310-97-310z">
          <text:p/>
        </draw:path>
        <draw:polygon draw:style-name="gr1" draw:text-style-name="P1" draw:layer="layout" svg:width="0.268cm" svg:height="0.689cm" svg:x="7.366cm" svg:y="17.752cm" svg:viewBox="0 0 269 690" draw:points="134,690 0,690 0,0 269,0 269,690">
          <text:p/>
        </draw:polygon>
        <draw:path draw:style-name="gr2" draw:text-style-name="P2" draw:layer="layout" svg:width="0.267cm" svg:height="0.688cm" svg:x="7.366cm" svg:y="17.753cm" svg:viewBox="0 0 268 689" svg:d="M134 689c-87 0-134-178-134-345s47-344 134-344 134 177 134 344-47 345-134 345zM134 33c-40 0-98 118-98 311 0 192 58 311 98 311 41 0 97-119 97-311 0-193-56-311-97-311z">
          <text:p/>
        </draw:path>
        <draw:polygon draw:style-name="gr1" draw:text-style-name="P1" draw:layer="layout" svg:width="0.268cm" svg:height="0.689cm" svg:x="7.843cm" svg:y="17.111cm" svg:viewBox="0 0 269 690" draw:points="134,690 0,690 0,0 269,0 269,690">
          <text:p/>
        </draw:polygon>
        <draw:path draw:style-name="gr2" draw:text-style-name="P2" draw:layer="layout" svg:width="0.265cm" svg:height="0.688cm" svg:x="7.844cm" svg:y="17.111cm" svg:viewBox="0 0 266 689" svg:d="M230 387c-8 167-59 269-96 269-42 0-98-118-98-312 0-191 56-310 98-310 37 0 88 98 96 262h36c-8-151-55-296-132-296-87 0-134 178-134 344 0 168 47 345 134 345 80 0 125-149 132-302z">
          <text:p/>
        </draw:path>
        <draw:polygon draw:style-name="gr1" draw:text-style-name="P1" draw:layer="layout" svg:width="0.268cm" svg:height="0.689cm" svg:x="7.526cm" svg:y="17.111cm" svg:viewBox="0 0 269 690" draw:points="134,690 0,690 0,0 269,0 269,690">
          <text:p/>
        </draw:polygon>
        <draw:path draw:style-name="gr2" draw:text-style-name="P2" draw:layer="layout" svg:width="0.265cm" svg:height="0.688cm" svg:x="7.527cm" svg:y="17.111cm" svg:viewBox="0 0 266 689" svg:d="M230 392c-8 164-59 264-96 264-42 0-98-118-98-312 0-191 56-310 98-310 37 0 88 101 96 267h36c-7-154-53-301-132-301-87 0-134 178-134 344 0 168 47 345 134 345 79 0 124-146 132-297z">
          <text:p/>
        </draw:path>
        <draw:polygon draw:style-name="gr1" draw:text-style-name="P1" draw:layer="layout" svg:width="0.266cm" svg:height="0.689cm" svg:x="7.703cm" svg:y="17.752cm" svg:viewBox="0 0 267 690" draw:points="134,690 0,690 0,0 267,0 267,690">
          <text:p/>
        </draw:polygon>
        <draw:path draw:style-name="gr2" draw:text-style-name="P2" draw:layer="layout" svg:width="0.265cm" svg:height="0.688cm" svg:x="7.704cm" svg:y="17.753cm" svg:viewBox="0 0 266 689" svg:d="M132 0c-77 0-124 143-132 293h36c9-162 59-260 96-260 41 0 98 118 98 311 0 192-57 311-98 311-37 0-89-100-97-266h-35c7 152 53 300 132 300 86 0 134-178 134-345s-48-344-134-344z">
          <text:p/>
        </draw:path>
        <draw:polygon draw:style-name="gr1" draw:text-style-name="P1" draw:layer="layout" svg:width="0.268cm" svg:height="0.689cm" svg:x="8.021cm" svg:y="17.752cm" svg:viewBox="0 0 269 690" draw:points="134,690 0,690 0,0 269,0 269,690">
          <text:p/>
        </draw:polygon>
        <draw:path draw:style-name="gr2" draw:text-style-name="P2" draw:layer="layout" svg:width="0.265cm" svg:height="0.688cm" svg:x="8.021cm" svg:y="17.753cm" svg:viewBox="0 0 266 689" svg:d="M132 0c-79 0-125 147-132 300h35c8-166 60-267 97-267 41 0 98 118 98 311 0 192-57 311-98 311-36 0-87-98-96-259h-36c9 150 55 293 132 293 86 0 134-178 134-345s-48-344-134-344z">
          <text:p/>
        </draw:path>
        <draw:polygon draw:style-name="gr1" draw:text-style-name="P1" draw:layer="layout" svg:width="1.746cm" svg:height="1.635cm" svg:x="7.028cm" svg:y="16.967cm" svg:viewBox="0 0 1747 1636" draw:points="873,1636 0,1636 0,0 1747,0 1747,1636">
          <text:p/>
        </draw:polygon>
        <draw:path draw:style-name="gr2" draw:text-style-name="P2" draw:layer="layout" svg:width="1.743cm" svg:height="1.632cm" svg:x="7.029cm" svg:y="16.967cm" svg:viewBox="0 0 1744 1633" svg:d="M1708 34v1565h-1673v-1565zM1744 0h-1744v1633h1744z">
          <text:p/>
        </draw:path>
        <draw:polygon draw:style-name="gr1" draw:text-style-name="P1" draw:layer="layout" svg:width="1.746cm" svg:height="1.633cm" svg:x="10.576cm" svg:y="18.629cm" svg:viewBox="0 0 1747 1634" draw:points="873,1634 0,1634 0,0 1747,0 1747,1634">
          <text:p/>
        </draw:polygon>
        <draw:path draw:style-name="gr2" draw:text-style-name="P2" draw:layer="layout" svg:width="1.743cm" svg:height="1.632cm" svg:x="10.578cm" svg:y="18.629cm" svg:viewBox="0 0 1744 1633" svg:d="M1708 34v1565h-1672v-1565zM1744 0h-1744v1633h1744z">
          <text:p/>
        </draw:path>
        <draw:polygon draw:style-name="gr1" draw:text-style-name="P1" draw:layer="layout" svg:width="0.992cm" svg:height="0.065cm" svg:x="10.645cm" svg:y="19.2cm" svg:viewBox="0 0 993 66" draw:points="497,66 0,66 0,0 993,0 993,66">
          <text:p/>
        </draw:polygon>
        <draw:polygon draw:style-name="gr2" draw:text-style-name="P2" draw:layer="layout" svg:width="0.99cm" svg:height="0.064cm" svg:x="10.645cm" svg:y="19.201cm" svg:viewBox="0 0 991 65" draw:points="496,65 0,65 0,0 991,0 991,65">
          <text:p/>
        </draw:polygon>
        <draw:polygon draw:style-name="gr1" draw:text-style-name="P1" draw:layer="layout" svg:width="0.059cm" svg:height="0.113cm" svg:x="12.106cm" svg:y="19.173cm" svg:viewBox="0 0 60 114" draw:points="30,114 0,114 0,0 60,0 60,114">
          <text:p/>
        </draw:polygon>
        <draw:path draw:style-name="gr2" draw:text-style-name="P2" draw:layer="layout" svg:width="0.056cm" svg:height="0.112cm" svg:x="12.107cm" svg:y="19.174cm" svg:viewBox="0 0 57 113" svg:d="M0 0c0 0 55 35 57 82 3 47-63 35-42-4 18-31 5-55-15-78z">
          <text:p/>
        </draw:path>
        <draw:polygon draw:style-name="gr1" draw:text-style-name="P1" draw:layer="layout" svg:width="0.11cm" svg:height="0.146cm" svg:x="11.287cm" svg:y="19.392cm" svg:viewBox="0 0 111 147" draw:points="55,147 0,147 0,0 111,0 111,147">
          <text:p/>
        </draw:polygon>
        <draw:path draw:style-name="gr2" draw:text-style-name="P2" draw:layer="layout" svg:width="0.107cm" svg:height="0.143cm" svg:x="11.287cm" svg:y="19.393cm" svg:viewBox="0 0 108 144" svg:d="M108 0c0 0-99 41-107 103s63 51 57-10c-5-49 13-64 50-93z">
          <text:p/>
        </draw:path>
        <draw:polygon draw:style-name="gr1" draw:text-style-name="P1" draw:layer="layout" svg:width="0.185cm" svg:height="0.35cm" svg:x="11.697cm" svg:y="18.826cm" svg:viewBox="0 0 186 351" draw:points="93,351 0,351 0,0 186,0 186,351">
          <text:p/>
        </draw:polygon>
        <draw:path draw:style-name="gr2" draw:text-style-name="P2" draw:layer="layout" svg:width="0.184cm" svg:height="0.348cm" svg:x="11.697cm" svg:y="18.826cm" svg:viewBox="0 0 185 349" svg:d="M113 348c0 0-113 17-113-94 0-110 146-76 113-254 22 64 72 85 72 161 0 77-72 80-72 187z">
          <text:p/>
        </draw:path>
        <draw:polygon draw:style-name="gr1" draw:text-style-name="P1" draw:layer="layout" svg:width="0.083cm" svg:height="0.185cm" svg:x="11.616cm" svg:y="19cm" svg:viewBox="0 0 84 186" draw:points="42,186 0,186 0,0 84,0 84,186">
          <text:p/>
        </draw:polygon>
        <draw:path draw:style-name="gr2" draw:text-style-name="P2" draw:layer="layout" svg:width="0.08cm" svg:height="0.183cm" svg:x="11.617cm" svg:y="19.001cm" svg:viewBox="0 0 81 184" svg:d="M11 147c-23-39-12-124 48-147 0 0-53 102 22 180 0 0-40 19-70-33z">
          <text:p/>
        </draw:path>
        <draw:polygon draw:style-name="gr1" draw:text-style-name="P1" draw:layer="layout" svg:width="0.048cm" svg:height="0.118cm" svg:x="11.852cm" svg:y="19.068cm" svg:viewBox="0 0 49 119" draw:points="25,119 0,119 0,0 49,0 49,119">
          <text:p/>
        </draw:polygon>
        <draw:path draw:style-name="gr2" draw:text-style-name="P2" draw:layer="layout" svg:width="0.046cm" svg:height="0.116cm" svg:x="11.852cm" svg:y="19.069cm" svg:viewBox="0 0 47 117" svg:d="M40 0c0 0 19 82-7 109s-43-20-27-44 32-30 34-65z">
          <text:p/>
        </draw:path>
        <draw:polygon draw:style-name="gr1" draw:text-style-name="P1" draw:layer="layout" svg:width="0.051cm" svg:height="0.101cm" svg:x="11.683cm" svg:y="18.769cm" svg:viewBox="0 0 52 102" draw:points="26,102 0,102 0,0 52,0 52,102">
          <text:p/>
        </draw:polygon>
        <draw:path draw:style-name="gr2" draw:text-style-name="P2" draw:layer="layout" svg:width="0.05cm" svg:height="0.1cm" svg:x="11.683cm" svg:y="18.769cm" svg:viewBox="0 0 51 101" svg:d="M40 0c0 0-52 62 11 101 0 0-51-2-51-40 0-53 40-61 40-61z">
          <text:p/>
        </draw:path>
        <draw:polygon draw:style-name="gr1" draw:text-style-name="P1" draw:layer="layout" svg:width="0.107cm" svg:height="0.413cm" svg:x="11.51cm" svg:y="19.349cm" svg:viewBox="0 0 108 414" draw:points="54,414 0,414 0,0 108,0 108,414">
          <text:p/>
        </draw:polygon>
        <draw:path draw:style-name="gr2" draw:text-style-name="P2" draw:layer="layout" svg:width="0.104cm" svg:height="0.409cm" svg:x="11.512cm" svg:y="19.349cm" svg:viewBox="0 0 105 410" svg:d="M88 20c0 0-41 68-41 174 0 231 58 157 58 157 0 0-14 45-30 54-28 18-75-2-75-194 0-302 88-191 88-191z">
          <text:p/>
        </draw:path>
        <draw:polygon draw:style-name="gr1" draw:text-style-name="P1" draw:layer="layout" svg:width="0.188cm" svg:height="0.457cm" svg:x="11.857cm" svg:y="19.337cm" svg:viewBox="0 0 189 458" draw:points="95,458 0,458 0,0 189,0 189,458">
          <text:p/>
        </draw:polygon>
        <draw:path draw:style-name="gr2" draw:text-style-name="P2" draw:layer="layout" svg:width="0.186cm" svg:height="0.454cm" svg:x="11.858cm" svg:y="19.337cm" svg:viewBox="0 0 187 455" svg:d="M0 186c0 0 0 184 0 221s47 81 96 11 91-120 91-265-30-153-62-153c-30 0-125 80-125 186z">
          <text:p/>
        </draw:path>
        <draw:polygon draw:style-name="gr1" draw:text-style-name="P1" draw:layer="layout" svg:width="0.276cm" svg:height="0.63cm" svg:x="11.619cm" svg:y="19.203cm" svg:viewBox="0 0 277 631" draw:points="138,631 0,631 0,0 277,0 277,631">
          <text:p/>
        </draw:polygon>
        <draw:path draw:style-name="gr2" draw:text-style-name="P2" draw:layer="layout" svg:width="0.274cm" svg:height="0.628cm" svg:x="11.619cm" svg:y="19.203cm" svg:viewBox="0 0 275 629" svg:d="M275 123c0 0-21-123-132-123-139 0-143 247-143 328s16 301 96 301c81 0 74-324 74-324zM75 404c-16 0-28-27-28-60s12-60 28-60c15 0 27 27 27 60s-12 60-27 60z">
          <text:p/>
        </draw:path>
        <draw:polygon draw:style-name="gr1" draw:text-style-name="P1" draw:layer="layout" svg:width="0.156cm" svg:height="0.368cm" svg:x="11.995cm" svg:y="19.655cm" svg:viewBox="0 0 157 369" draw:points="79,369 0,369 0,0 157,0 157,369">
          <text:p/>
        </draw:polygon>
        <draw:path draw:style-name="gr2" draw:text-style-name="P2" draw:layer="layout" svg:width="0.154cm" svg:height="0.367cm" svg:x="11.996cm" svg:y="19.655cm" svg:viewBox="0 0 155 368" svg:d="M0 113l55 18 100 237-31-308c0 0-41-34-47-60 0 0-14-4-77 113z">
          <text:p/>
        </draw:path>
        <draw:polygon draw:style-name="gr1" draw:text-style-name="P1" draw:layer="layout" svg:width="0.095cm" svg:height="0.291cm" svg:x="11.779cm" svg:y="19.813cm" svg:viewBox="0 0 96 292" draw:points="48,292 0,292 0,0 96,0 96,292">
          <text:p/>
        </draw:polygon>
        <draw:path draw:style-name="gr2" draw:text-style-name="P2" draw:layer="layout" svg:width="0.092cm" svg:height="0.289cm" svg:x="11.78cm" svg:y="19.813cm" svg:viewBox="0 0 93 290" svg:d="M31 279c-5-57-12-193-31-279h93c0 0-35 195-46 279-1 12-16 18-16 0z">
          <text:p/>
        </draw:path>
        <draw:polygon draw:style-name="gr1" draw:text-style-name="P1" draw:layer="layout" svg:width="0.166cm" svg:height="0.24cm" svg:x="11.47cm" svg:y="19.795cm" svg:viewBox="0 0 167 241" draw:points="83,241 0,241 0,0 167,0 167,241">
          <text:p/>
        </draw:polygon>
        <draw:path draw:style-name="gr2" draw:text-style-name="P2" draw:layer="layout" svg:width="0.164cm" svg:height="0.238cm" svg:x="11.47cm" svg:y="19.796cm" svg:viewBox="0 0 165 239" svg:d="M0 230c3-45 22-173 76-230h89c0 0-101 141-153 235-3 6-12 6-12-5z">
          <text:p/>
        </draw:path>
        <draw:polygon draw:style-name="gr1" draw:text-style-name="P1" draw:layer="layout" svg:width="0.062cm" svg:height="0.002cm" svg:x="11.83cm" svg:y="19.564cm" svg:viewBox="0 0 63 3" draw:points="31,3 0,3 0,0 63,0 63,3">
          <text:p/>
        </draw:polygon>
        <draw:polygon draw:style-name="gr1" draw:text-style-name="P1" draw:layer="layout" svg:width="0.099cm" svg:height="0.036cm" svg:x="11.811cm" svg:y="19.547cm" svg:viewBox="0 0 100 37" draw:points="50,37 0,37 0,0 100,0 100,37">
          <text:p/>
        </draw:polygon>
        <draw:path draw:style-name="gr2" draw:text-style-name="P2" draw:layer="layout" svg:width="0.097cm" svg:height="0.034cm" svg:x="11.811cm" svg:y="19.547cm" svg:viewBox="0 0 98 35" svg:d="M80 35h-62c-10 0-18-8-18-18 0-9 8-17 18-17h62c10 0 18 8 18 17 0 10-8 18-18 18z">
          <text:p/>
        </draw:path>
        <draw:polygon draw:style-name="gr1" draw:text-style-name="P1" draw:layer="layout" svg:width="0.062cm" svg:height="0.002cm" svg:x="11.83cm" svg:y="19.63cm" svg:viewBox="0 0 63 3" draw:points="31,3 0,3 0,0 63,0 63,3">
          <text:p/>
        </draw:polygon>
        <draw:polygon draw:style-name="gr1" draw:text-style-name="P1" draw:layer="layout" svg:width="0.099cm" svg:height="0.036cm" svg:x="11.811cm" svg:y="19.613cm" svg:viewBox="0 0 100 37" draw:points="50,37 0,37 0,0 100,0 100,37">
          <text:p/>
        </draw:polygon>
        <draw:path draw:style-name="gr2" draw:text-style-name="P2" draw:layer="layout" svg:width="0.097cm" svg:height="0.034cm" svg:x="11.811cm" svg:y="19.613cm" svg:viewBox="0 0 98 35" svg:d="M80 35h-62c-10 0-18-8-18-18 0-9 8-17 18-17h62c10 0 18 8 18 17 0 10-8 18-18 18z">
          <text:p/>
        </draw:path>
        <draw:polygon draw:style-name="gr1" draw:text-style-name="P1" draw:layer="layout" svg:width="0.689cm" svg:height="0.649cm" svg:x="7.228cm" svg:y="19.103cm" svg:viewBox="0 0 690 650" draw:points="345,650 0,650 0,0 690,0 690,650">
          <text:p/>
        </draw:polygon>
        <draw:path draw:style-name="gr2" draw:text-style-name="P2" draw:layer="layout" svg:width="0.687cm" svg:height="0.647cm" svg:x="7.228cm" svg:y="19.104cm" svg:viewBox="0 0 688 648" svg:d="M487 0l136 102-49 109c0 0 69 66 103 97 33 32-16 88-47 59-32-29-119-112-127-120-8-7-13-29-5-60 9-30 12-42 16-52 3-9-14-18-19 0-5 16-28 79-28 130 0 0 82 76 96 89 14 14 20 27 20 57s-21 176-26 214c-6 38-92 28-82-21s30-185 30-185l-139-123c0 0-87 136-94 145s-14 31-37 49c-24 15-123 83-157 105-50 33-107-31-62-64 47-33 150-112 150-112 0 0 102-169 124-203 21-36 128-157 197-216z">
          <text:p/>
        </draw:path>
        <draw:polygon draw:style-name="gr1" draw:text-style-name="P1" draw:layer="layout" svg:width="0.477cm" svg:height="0.446cm" svg:x="7.819cm" svg:y="19.232cm" svg:viewBox="0 0 478 447" draw:points="238,447 0,447 0,0 478,0 478,447">
          <text:p/>
        </draw:polygon>
        <draw:path draw:style-name="gr2" draw:text-style-name="P2" draw:layer="layout" svg:width="0.477cm" svg:height="0.444cm" svg:x="7.819cm" svg:y="19.233cm" svg:viewBox="0 0 478 445" svg:d="M168 0l-77 134c5 12 13 25 16 31 5 10 42 52-7 86-34 25-60 15-78-1l-22 38 309 157 169-288z">
          <text:p/>
        </draw:path>
        <draw:polygon draw:style-name="gr1" draw:text-style-name="P1" draw:layer="layout" svg:width="0.209cm" svg:height="0.195cm" svg:x="7.76cm" svg:y="18.944cm" svg:viewBox="0 0 210 196" draw:points="105,196 0,196 0,0 210,0 210,196">
          <text:p/>
        </draw:polygon>
        <draw:path draw:style-name="gr2" draw:text-style-name="P2" draw:layer="layout" svg:width="0.208cm" svg:height="0.193cm" svg:x="7.761cm" svg:y="18.945cm" svg:viewBox="0 0 209 194" svg:d="M209 97c0 18-6 33-15 48-10 17-21 26-38 36-16 9-34 13-52 13-19 0-37-4-53-13-16-10-28-19-38-36-9-15-13-30-13-48s4-33 13-49c10-15 22-26 38-34 16-10 34-14 53-14 18 0 36 4 52 14 17 8 28 19 38 34 9 16 15 31 15 49z">
          <text:p/>
        </draw:path>
        <draw:polygon draw:style-name="gr1" draw:text-style-name="P1" draw:layer="layout" svg:width="0.802cm" svg:height="0.413cm" svg:x="7.109cm" svg:y="19.746cm" svg:viewBox="0 0 803 414" draw:points="401,414 0,414 0,0 803,0 803,414">
          <text:p/>
        </draw:polygon>
        <draw:polygon draw:style-name="gr2" draw:text-style-name="P2" draw:layer="layout" svg:width="0.799cm" svg:height="0.41cm" svg:x="7.109cm" svg:y="19.746cm" svg:viewBox="0 0 800 411" draw:points="800,411 757,411 757,40 0,40 0,0 800,0">
          <text:p/>
        </draw:polygon>
        <draw:polygon draw:style-name="gr1" draw:text-style-name="P1" draw:layer="layout" svg:width="0.087cm" svg:height="0.128cm" svg:x="8.421cm" svg:y="19.633cm" svg:viewBox="0 0 88 129" draw:points="44,129 0,129 0,0 88,0 88,129">
          <text:p/>
        </draw:polygon>
        <draw:path draw:style-name="gr2" draw:text-style-name="P2" draw:layer="layout" svg:width="0.084cm" svg:height="0.126cm" svg:x="8.422cm" svg:y="19.634cm" svg:viewBox="0 0 85 127" svg:d="M35 117c-26 13-35 9-35 9 0 0 0-68 0-80 1-63 86-60 85 1 0 1 0 28 0 28 0 0-24 30-50 42z">
          <text:p/>
        </draw:path>
        <draw:polygon draw:style-name="gr1" draw:text-style-name="P1" draw:layer="layout" svg:width="0.223cm" svg:height="0.21cm" svg:x="8.439cm" svg:y="19.739cm" svg:viewBox="0 0 224 211" draw:points="112,211 0,211 0,0 224,0 224,211">
          <text:p/>
        </draw:polygon>
        <draw:path draw:style-name="gr2" draw:text-style-name="P2" draw:layer="layout" svg:width="0.221cm" svg:height="0.207cm" svg:x="8.44cm" svg:y="19.74cm" svg:viewBox="0 0 222 208" svg:d="M110 208c-62 0-111-48-110-105 0-58 51-104 112-103 61 0 110 47 110 105-1 57-51 103-112 103z">
          <text:p/>
        </draw:path>
        <draw:polygon draw:style-name="gr1" draw:text-style-name="P1" draw:layer="layout" svg:width="1.746cm" svg:height="1.633cm" svg:x="7.028cm" svg:y="18.629cm" svg:viewBox="0 0 1747 1634" draw:points="873,1634 0,1634 0,0 1747,0 1747,1634">
          <text:p/>
        </draw:polygon>
        <draw:path draw:style-name="gr2" draw:text-style-name="P2" draw:layer="layout" svg:width="1.745cm" svg:height="1.632cm" svg:x="7.029cm" svg:y="18.63cm" svg:viewBox="0 0 1746 1633" svg:d="M1709 34v1565h-1673v-1565zM1746 0h-1746v1633h1746z">
          <text:p/>
        </draw:path>
        <draw:polygon draw:style-name="gr1" draw:text-style-name="P1" draw:layer="layout" svg:width="0.21cm" svg:height="0.549cm" svg:x="8.298cm" svg:y="19.615cm" svg:viewBox="0 0 211 550" draw:points="106,550 0,550 0,0 211,0 211,550">
          <text:p/>
        </draw:polygon>
        <draw:path draw:style-name="gr2" draw:text-style-name="P2" draw:layer="layout" svg:width="0.209cm" svg:height="0.546cm" svg:x="8.298cm" svg:y="19.615cm" svg:viewBox="0 0 210 547" svg:d="M35 547h156c2-94 19-158 19-158l-138-163c0 0 2-143 2-177 1-63-72-66-72-2-1 36-2 212-2 212l84 102c0 0-48 52-49 186z">
          <text:p/>
        </draw:path>
        <draw:polygon draw:style-name="gr1" draw:text-style-name="P1" draw:layer="layout" svg:width="1.746cm" svg:height="1.635cm" svg:x="12.35cm" svg:y="16.972cm" svg:viewBox="0 0 1747 1636" draw:points="873,1636 0,1636 0,0 1747,0 1747,1636">
          <text:p/>
        </draw:polygon>
        <draw:path draw:style-name="gr2" draw:text-style-name="P2" draw:layer="layout" svg:width="1.743cm" svg:height="1.632cm" svg:x="12.352cm" svg:y="16.967cm" svg:viewBox="0 0 1744 1633" svg:d="M1708 34v1565h-1672v-1565zM1744 0h-1744v1633h1744z">
          <text:p/>
        </draw:path>
        <draw:polygon draw:style-name="gr1" draw:text-style-name="P1" draw:layer="layout" svg:width="1.746cm" svg:height="1.633cm" svg:x="4.092cm" svg:y="18.635cm" svg:viewBox="0 0 1747 1634" draw:points="873,1634 0,1634 0,0 1747,0 1747,1634">
          <text:p/>
        </draw:polygon>
        <draw:path draw:style-name="gr2" draw:text-style-name="P2" draw:layer="layout" svg:width="1.743cm" svg:height="1.632cm" svg:x="5.254cm" svg:y="18.629cm" svg:viewBox="0 0 1744 1633" svg:d="M1708 34v1565h-1673v-1565zM1744 0h-1744v1633h1744z">
          <text:p/>
        </draw:path>
        <draw:polygon draw:style-name="gr1" draw:text-style-name="P1" draw:layer="layout" svg:width="1.746cm" svg:height="1.635cm" svg:x="5.251cm" svg:y="16.972cm" svg:viewBox="0 0 1747 1636" draw:points="873,1636 0,1636 0,0 1747,0 1747,1636">
          <text:p/>
        </draw:polygon>
        <draw:path draw:style-name="gr2" draw:text-style-name="P2" draw:layer="layout" svg:width="1.743cm" svg:height="1.632cm" svg:x="5.252cm" svg:y="16.967cm" svg:viewBox="0 0 1744 1633" svg:d="M1708 34v1565h-1673v-1565zM1744 0h-1744v1633h1744z">
          <text:p/>
        </draw:path>
        <draw:polygon draw:style-name="gr1" draw:text-style-name="P1" draw:layer="layout" svg:width="1.746cm" svg:height="1.635cm" svg:x="8.802cm" svg:y="16.967cm" svg:viewBox="0 0 1747 1636" draw:points="873,1636 0,1636 0,0 1747,0 1747,1636">
          <text:p/>
        </draw:polygon>
        <draw:path draw:style-name="gr2" draw:text-style-name="P2" draw:layer="layout" svg:width="1.745cm" svg:height="1.632cm" svg:x="8.803cm" svg:y="16.967cm" svg:viewBox="0 0 1746 1633" svg:d="M1709 34v1565h-1673v-1565zM1746 0h-1746v1633h1746z">
          <text:p/>
        </draw:path>
        <draw:polygon draw:style-name="gr1" draw:text-style-name="P1" draw:layer="layout" svg:width="1.746cm" svg:height="1.633cm" svg:x="7.028cm" svg:y="18.63cm" svg:viewBox="0 0 1747 1634" draw:points="873,1634 0,1634 0,0 1747,0 1747,1634">
          <text:p/>
        </draw:polygon>
        <draw:path draw:style-name="gr2" draw:text-style-name="P2" draw:layer="layout" svg:width="1.743cm" svg:height="1.632cm" svg:x="8.802cm" svg:y="18.629cm" svg:viewBox="0 0 1744 1633" svg:d="M1708 34v1565h-1672v-1565zM1744 0h-1744v1633h1744z">
          <text:p/>
        </draw:path>
        <draw:polygon draw:style-name="gr1" draw:text-style-name="P1" draw:layer="layout" svg:width="1.746cm" svg:height="1.633cm" svg:x="12.35cm" svg:y="18.629cm" svg:viewBox="0 0 1747 1634" draw:points="873,1634 0,1634 0,0 1747,0 1747,1634">
          <text:p/>
        </draw:polygon>
        <draw:path draw:style-name="gr2" draw:text-style-name="P2" draw:layer="layout" svg:width="1.745cm" svg:height="1.632cm" svg:x="12.35cm" svg:y="18.629cm" svg:viewBox="0 0 1746 1633" svg:d="M1709 34v1565h-1673v-1565zM1746 0h-1746v1633h174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6T16:58:54.839157390</dc:date>
    <meta:editing-duration>P4DT2H23M48S</meta:editing-duration>
    <meta:editing-cycles>1</meta:editing-cycles>
    <meta:document-statistic meta:object-count="128"/>
    <meta:generator>LibreOffice/6.0.3.2$Linux_X86_64 LibreOffice_project/00m0$Build-2</meta:generator>
  </office:meta>
</office:document-meta>
</file>